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10e0e7" fo:background-color="#ffffff"/>
    </style:style>
    <style:style style:name="P4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fo:background-color="#ffffff"/>
    </style:style>
    <style:style style:name="P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6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7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8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9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1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fo:color="#ffffff" loext:opacity="100%"/>
    </style:style>
    <style:style style:name="P12" style:family="paragraph" style:parent-style-name="Heading_20_1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color="#000000" loext:opacity="100%" style:font-name="Abyssinica SIL" fo:font-size="12pt" officeooo:paragraph-rsid="0010e0e7" fo:background-color="#ffffff" style:font-size-asian="10.5pt" style:font-size-complex="12pt"/>
    </style:style>
    <style:style style:name="T1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monospace" fo:letter-spacing="normal" fo:font-style="normal" fo:font-weight="normal" fo:background-color="#0c1633" loext:char-shading-value="0" loext:padding="0cm" loext:border="none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7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8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9" style:family="text">
      <style:text-properties fo:font-variant="normal" fo:text-transform="none" fo:color="#ffffff" loext:opacity="100%" style:font-name="monospace" fo:letter-spacing="normal" fo:font-style="normal" fo:font-weight="normal" fo:background-color="#0c1633" loext:char-shading-value="0" loext:padding="0cm" loext:border="none"/>
    </style:style>
    <style:style style:name="T10" style:family="text">
      <style:text-properties fo:font-variant="normal" fo:text-transform="none" fo:color="#ffffff" loext:opacity="100%" style:font-name="Roboto" fo:letter-spacing="normal" fo:font-style="normal" fo:font-weight="normal"/>
    </style:style>
    <style:style style:name="T11" style:family="text">
      <style:text-properties officeooo:rsid="00149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21:04:34.817100697</meta:creation-date>
    <dc:date>2023-01-09T14:49:27.565184155</dc:date>
    <meta:editing-duration>PT7M5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